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3d4a" officeooo:paragraph-rsid="00053d4a"/>
    </style:style>
    <style:style style:name="P2" style:family="paragraph" style:parent-style-name="Standard">
      <style:text-properties officeooo:rsid="00053d4a" officeooo:paragraph-rsid="0008258f"/>
    </style:style>
    <style:style style:name="P3" style:family="paragraph" style:parent-style-name="Standard">
      <style:text-properties fo:font-weight="bold" officeooo:rsid="00053d4a" officeooo:paragraph-rsid="00053d4a" style:font-weight-asian="bold" style:font-weight-complex="bold"/>
    </style:style>
    <style:style style:name="P4" style:family="paragraph" style:parent-style-name="Standard">
      <style:text-properties fo:font-size="14pt" fo:font-weight="bold" officeooo:rsid="00053d4a" officeooo:paragraph-rsid="00053d4a" style:font-size-asian="14pt" style:font-weight-asian="bold" style:font-size-complex="14pt" style:font-weight-complex="bold"/>
    </style:style>
    <style:style style:name="P5" style:family="paragraph" style:parent-style-name="Standard">
      <style:text-properties fo:font-style="italic" officeooo:rsid="00053d4a" officeooo:paragraph-rsid="00053d4a" style:font-style-asian="italic" style:font-style-complex="italic"/>
    </style:style>
    <style:style style:name="P6" style:family="paragraph" style:parent-style-name="Standard">
      <style:text-properties officeooo:rsid="00053d4a" officeooo:paragraph-rsid="0009666e"/>
    </style:style>
    <style:style style:name="T1" style:family="text">
      <style:text-properties officeooo:rsid="00072edf"/>
    </style:style>
    <style:style style:name="T2" style:family="text">
      <style:text-properties fo:font-style="italic" style:font-style-asian="italic" style:font-style-complex="italic"/>
    </style:style>
    <style:style style:name="T3" style:family="text">
      <style:text-properties fo:font-style="italic" officeooo:rsid="0009666e" style:font-style-asian="italic" style:font-style-complex="italic"/>
    </style:style>
    <style:style style:name="T4" style:family="text">
      <style:text-properties officeooo:rsid="000966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struction of a matrix containing species and traits described in Floras</text:p>
      <text:p text:style-name="P1">Plant species can be determined with the help of books mentioned Floras. There are multiple types of plants and multiple types of Floras. When a botanist wants to determine a plant he must access the correct Flora. </text:p>
      <text:p text:style-name="P1"><text:tab/>To make these Floras more accessible, these are digitalized in an XML format mentione. FlorML. XML is recog<text:span text:style-name="T1">n</text:span>izable for humans and for machines. </text:p>
      <text:p text:style-name="P1"><text:tab/>The reason the digitalization is not only the accessibility. When digitalized, the Flora data will be put into matrix form. Then, some tests can be performed with this matrix to find correlation between species and their traits (mentioned characters). So, the text in the new XML file is converted to a matrix with species on one axis and relevant plant features (characters) on the other axis. T<text:span text:style-name="T4">he matrix construction is </text:span>performed with the programming language Python. </text:p>
      <text:p text:style-name="P1"/>
      <text:p text:style-name="P1"/>
      <text:p text:style-name="P3">The different steps in constructing the matrix </text:p>
      <text:p text:style-name="P5">Parsing the relevant characters </text:p>
      <text:p text:style-name="P1"><text:tab/>First a list was made of all characters that are in a particular FlorML file. With the help of this list, it is possible to select the characters relevant for the study by hand. Because some names are used to define different character types, all characters are displayed together with their superiors, like “/grandparent/parent/child”. </text:p>
      <text:p text:style-name="P5">Ordering the text in the FlorML file </text:p>
      <text:p text:style-name="P1"><text:tab/>Before continuing the matrix construction, the text in the current XML file had to be ordered. Converting the text from a book to XML is very comprehensive, and because of this there were some <text:s/>incorrectnesses in <text:span text:style-name="T4">the placement</text:span> some text parts in the XML file. <text:span text:style-name="T4">Because t</text:span>his makes the construction of the matrix with a programming language too complex, first a code was written to put the texts displayed on the wrong place to the correct places. </text:p>
      <text:p text:style-name="P5">The construction of the final matrix </text:p>
      <text:p text:style-name="P6"><text:tab/><text:span text:style-name="T4">A</text:span> code was written to construct a matrix with species and characters. The input files are a FlorML file, and a csv file including the relevant the characters. The output is a tab-delimited file containing the final matrix. The rows represent the species and the columns represent the characters.</text:p>
      <text:p text:style-name="P6"><text:s/><text:span text:style-name="T3">Removing and adding characters</text:span><text:span text:style-name="T2"><text:tab/></text:span></text:p>
      <text:p text:style-name="P2"><text:tab/>In this matrix some characters contained not enough information. The corresponding columns were removed by hand. After this, many fields in the matrix contained <text:span text:style-name="T4">too </text:span>many text <text:span text:style-name="T4">which made it</text:span> difficult to categorize them, which is necessary for the analysis. Because of this, a code was written to split some characters in more different child characters. So, the FlorML file did not contain these new characters, but they were determined by looking what the text in the matrix describ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2:10:54.493383142</meta:creation-date>
    <dc:date>2015-02-19T10:09:44.989758480</dc:date>
    <meta:editing-duration>PT6M32S</meta:editing-duration>
    <meta:editing-cycles>4</meta:editing-cycles>
    <meta:generator>LibreOffice/4.2.4.2$Linux_X86_64 LibreOffice_project/420m0$Build-2</meta:generator>
    <meta:document-statistic meta:table-count="0" meta:image-count="0" meta:object-count="0" meta:page-count="1" meta:paragraph-count="13" meta:word-count="434" meta:character-count="2657" meta:non-whitespace-character-count="2217"/>
  </office:meta>
</office:document-meta>
</file>